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0ccf64" officeooo:paragraph-rsid="000ccf64"/>
    </style:style>
    <style:style style:name="P2" style:family="paragraph" style:parent-style-name="Text_20_body">
      <style:text-properties officeooo:rsid="000ccf64" officeooo:paragraph-rsid="000ccf64"/>
    </style:style>
    <style:style style:name="P3" style:family="paragraph" style:parent-style-name="Standard">
      <style:paragraph-properties style:line-height-at-least="0.503cm"/>
      <style:text-properties fo:color="#d4d4d4" loext:opacity="100%" fo:background-color="#1e1e1e"/>
    </style:style>
    <style:style style:name="P4" style:family="paragraph" style:parent-style-name="Standard">
      <style:text-properties fo:color="#d4d4d4" loext:opacity="100%" officeooo:rsid="000ccf64" officeooo:paragraph-rsid="000ccf64" fo:background-color="#1e1e1e"/>
    </style:style>
    <style:style style:name="P5" style:family="paragraph" style:parent-style-name="Standard">
      <style:paragraph-properties style:line-height-at-least="0.503cm"/>
      <style:text-properties fo:color="#d4d4d4" loext:opacity="100%" officeooo:rsid="000ccf64" officeooo:paragraph-rsid="000ccf64" fo:background-color="#1e1e1e"/>
    </style:style>
    <style:style style:name="P6" style:family="paragraph" style:parent-style-name="Standard">
      <style:paragraph-properties style:line-height-at-least="0.503cm"/>
      <style:text-properties fo:color="#d4d4d4" loext:opacity="100%" style:font-name="Consolas" fo:font-size="10.5pt" fo:font-weight="normal" fo:background-color="#1e1e1e"/>
    </style:style>
    <style:style style:name="P7" style:family="paragraph" style:parent-style-name="Standard">
      <style:text-properties fo:color="#d4d4d4" loext:opacity="100%" style:font-name="Consolas" fo:font-size="10.5pt" fo:font-weight="normal" officeooo:rsid="000e5682" officeooo:paragraph-rsid="000e5682" fo:background-color="#1e1e1e"/>
    </style:style>
    <style:style style:name="P8" style:family="paragraph" style:parent-style-name="Standard">
      <style:text-properties fo:color="#d4d4d4" loext:opacity="100%" style:font-name="Consolas" fo:font-size="10.5pt" fo:font-weight="normal" officeooo:rsid="0010a128" officeooo:paragraph-rsid="0010a128" fo:background-color="#1e1e1e"/>
    </style:style>
    <style:style style:name="P9" style:family="paragraph" style:parent-style-name="Standard">
      <style:text-properties fo:color="#d4d4d4" loext:opacity="100%" style:font-name="Consolas" fo:font-size="10.5pt" fo:font-weight="normal" officeooo:rsid="001207f1" officeooo:paragraph-rsid="001207f1" fo:background-color="#1e1e1e"/>
    </style:style>
    <style:style style:name="P10" style:family="paragraph" style:parent-style-name="Standard">
      <style:text-properties fo:color="#d4d4d4" loext:opacity="100%" style:font-name="Consolas" fo:font-size="10.5pt" fo:font-weight="normal" officeooo:rsid="0012c3d2" officeooo:paragraph-rsid="0012c3d2" fo:background-color="#1e1e1e"/>
    </style:style>
    <style:style style:name="P11" style:family="paragraph" style:parent-style-name="Standard">
      <style:paragraph-properties style:line-height-at-least="0.503cm"/>
    </style:style>
    <style:style style:name="P12" style:family="paragraph" style:parent-style-name="Standard">
      <style:paragraph-properties fo:margin-top="0cm" fo:margin-bottom="0.499cm" style:contextual-spacing="false" style:line-height-at-least="0.503cm"/>
    </style:style>
    <style:style style:name="P13" style:family="paragraph" style:parent-style-name="Text_20_body">
      <style:text-properties officeooo:rsid="000e5682" officeooo:paragraph-rsid="000e5682"/>
    </style:style>
    <style:style style:name="P14" style:family="paragraph" style:parent-style-name="Text_20_body">
      <style:text-properties officeooo:rsid="000e79d4" officeooo:paragraph-rsid="000e79d4"/>
    </style:style>
    <style:style style:name="P15" style:family="paragraph" style:parent-style-name="Standard">
      <style:paragraph-properties style:line-height-at-least="0.503cm"/>
      <style:text-properties fo:color="#6a9955" loext:opacity="100%" style:font-name="Consolas" fo:font-size="10.5pt" fo:font-weight="normal" officeooo:rsid="000ccf64" officeooo:paragraph-rsid="000ccf64" fo:background-color="#1e1e1e"/>
    </style:style>
    <style:style style:name="P16" style:family="paragraph" style:parent-style-name="Standard">
      <style:text-properties officeooo:rsid="0010a128" officeooo:paragraph-rsid="0010a128"/>
    </style:style>
    <style:style style:name="P17" style:family="paragraph" style:parent-style-name="Standard">
      <style:text-properties officeooo:rsid="001207f1" officeooo:paragraph-rsid="001207f1"/>
    </style:style>
    <style:style style:name="P18" style:family="paragraph" style:parent-style-name="Standard">
      <style:text-properties officeooo:rsid="0012c3d2" officeooo:paragraph-rsid="0012c3d2"/>
    </style:style>
    <style:style style:name="P19" style:family="paragraph" style:parent-style-name="Standard">
      <style:text-properties fo:font-weight="bold" officeooo:rsid="0012c3d2" officeooo:paragraph-rsid="0012c3d2" style:font-weight-asian="bold"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2">
      <style:text-properties officeooo:paragraph-rsid="0016fe06"/>
    </style:style>
    <style:style style:name="P23" style:family="paragraph" style:parent-style-name="Preformatted_20_Text">
      <style:paragraph-properties fo:margin-top="0cm" fo:margin-bottom="0.499cm" style:contextual-spacing="false"/>
    </style:style>
    <style:style style:name="P24" style:family="paragraph" style:parent-style-name="Preformatted_20_Text">
      <style:paragraph-properties fo:margin-top="0cm" fo:margin-bottom="0.499cm" style:contextual-spacing="false"/>
      <style:text-properties officeooo:paragraph-rsid="0016fe06"/>
    </style:style>
    <style:style style:name="P25" style:family="paragraph" style:parent-style-name="Preformatted_20_Text">
      <style:text-properties officeooo:paragraph-rsid="0016fe06"/>
    </style:style>
    <style:style style:name="P26" style:family="paragraph" style:parent-style-name="Standard">
      <style:text-properties officeooo:rsid="000ccf64" officeooo:paragraph-rsid="000ccf64"/>
    </style:style>
    <style:style style:name="P27" style:family="paragraph" style:parent-style-name="Standard">
      <style:text-properties officeooo:rsid="000ccf64" officeooo:paragraph-rsid="0016fe06"/>
    </style:style>
    <style:style style:name="P28" style:family="paragraph" style:parent-style-name="Standard">
      <style:paragraph-properties fo:margin-top="0cm" fo:margin-bottom="0.499cm" style:contextual-spacing="false"/>
      <style:text-properties officeooo:paragraph-rsid="0016fe06" fo:background-color="#19c37d"/>
    </style:style>
    <style:style style:name="P29" style:family="paragraph" style:parent-style-name="Standard">
      <style:text-properties officeooo:paragraph-rsid="0016fe06"/>
    </style:style>
    <style:style style:name="P30" style:family="paragraph" style:parent-style-name="Text_20_body" style:list-style-name="L1">
      <style:text-properties officeooo:paragraph-rsid="0016fe06"/>
    </style:style>
    <style:style style:name="P31" style:family="paragraph" style:parent-style-name="Text_20_body">
      <style:text-properties officeooo:paragraph-rsid="0016fe06" fo:background-color="#19c37d"/>
    </style:style>
    <style:style style:name="P32" style:family="paragraph" style:parent-style-name="Text_20_body" style:list-style-name="L9">
      <style:text-properties officeooo:paragraph-rsid="0016fe06"/>
    </style:style>
    <style:style style:name="P33" style:family="paragraph" style:parent-style-name="Text_20_body" style:list-style-name="L10">
      <style:text-properties officeooo:paragraph-rsid="0016fe06"/>
    </style:style>
    <style:style style:name="P34" style:family="paragraph" style:parent-style-name="Text_20_body" style:list-style-name="L11">
      <style:text-properties officeooo:paragraph-rsid="0016fe06"/>
    </style:style>
    <style:style style:name="P35" style:family="paragraph" style:parent-style-name="Text_20_body" style:list-style-name="L12">
      <style:text-properties officeooo:paragraph-rsid="0016fe06"/>
    </style:style>
    <style:style style:name="P36" style:family="paragraph" style:parent-style-name="Text_20_body" style:list-style-name="L13">
      <style:text-properties officeooo:paragraph-rsid="0016fe06"/>
    </style:style>
    <style:style style:name="P37" style:family="paragraph" style:parent-style-name="Text_20_body" style:list-style-name="L14">
      <style:text-properties officeooo:paragraph-rsid="0016fe06"/>
    </style:style>
    <style:style style:name="P38" style:family="paragraph" style:parent-style-name="Text_20_body" style:list-style-name="L15">
      <style:text-properties officeooo:paragraph-rsid="0016fe06"/>
    </style:style>
    <style:style style:name="P39" style:family="paragraph" style:parent-style-name="Text_20_body">
      <style:text-properties officeooo:paragraph-rsid="0016fe06"/>
    </style:style>
    <style:style style:name="P40" style:family="paragraph" style:parent-style-name="Text_20_body">
      <style:paragraph-properties fo:margin-top="0cm" fo:margin-bottom="0cm" style:contextual-spacing="false"/>
      <style:text-properties officeooo:paragraph-rsid="0016fe06"/>
    </style:style>
    <style:style style:name="T1" style:family="text">
      <style:text-properties style:font-name="Consolas" fo:font-size="10.5pt" fo:font-weight="normal"/>
    </style:style>
    <style:style style:name="T2" style:family="text">
      <style:text-properties fo:color="#569cd6" loext:opacity="100%" style:font-name="Consolas" fo:font-size="10.5pt" fo:font-weight="normal"/>
    </style:style>
    <style:style style:name="T3" style:family="text">
      <style:text-properties fo:color="#dcdcaa" loext:opacity="100%"/>
    </style:style>
    <style:style style:name="T4" style:family="text">
      <style:text-properties fo:color="#dcdcaa" loext:opacity="100%" style:font-name="Consolas" fo:font-size="10.5pt" fo:font-weight="normal"/>
    </style:style>
    <style:style style:name="T5" style:family="text">
      <style:text-properties fo:color="#9cdcfe" loext:opacity="100%"/>
    </style:style>
    <style:style style:name="T6" style:family="text">
      <style:text-properties fo:color="#9cdcfe" loext:opacity="100%" style:font-name="Consolas" fo:font-size="10.5pt" fo:font-weight="normal"/>
    </style:style>
    <style:style style:name="T7" style:family="text">
      <style:text-properties fo:color="#6a9955" loext:opacity="100%" style:font-name="Consolas" fo:font-size="10.5pt" fo:font-weight="normal"/>
    </style:style>
    <style:style style:name="T8" style:family="text">
      <style:text-properties fo:color="#c586c0" loext:opacity="100%"/>
    </style:style>
    <style:style style:name="T9" style:family="text">
      <style:text-properties fo:color="#c586c0" loext:opacity="100%" style:font-name="Consolas" fo:font-size="10.5pt" fo:font-weight="normal"/>
    </style:style>
    <style:style style:name="T10" style:family="text">
      <style:text-properties fo:color="#4ec9b0" loext:opacity="100%"/>
    </style:style>
    <style:style style:name="T11" style:family="text">
      <style:text-properties fo:color="#4ec9b0" loext:opacity="100%" style:font-name="Consolas" fo:font-size="10.5pt" fo:font-weight="normal"/>
    </style:style>
    <style:style style:name="T12" style:family="text">
      <style:text-properties fo:color="#b5cea8" loext:opacity="100%"/>
    </style:style>
    <style:style style:name="T13" style:family="text">
      <style:text-properties fo:color="#b5cea8" loext:opacity="100%" style:font-name="Consolas" fo:font-size="10.5pt" fo:font-weight="normal"/>
    </style:style>
    <style:style style:name="T14" style:family="text">
      <style:text-properties fo:color="#ce9178" loext:opacity="100%"/>
    </style:style>
    <style:style style:name="T15" style:family="text">
      <style:text-properties fo:color="#ce9178" loext:opacity="100%" style:font-name="Consolas" fo:font-size="10.5pt" fo:font-weight="normal"/>
    </style:style>
    <style:style style:name="T16" style:family="text">
      <style:text-properties officeooo:rsid="000d5aa7"/>
    </style:style>
    <style:style style:name="T17" style:family="text">
      <style:text-properties officeooo:rsid="000e79d4"/>
    </style:style>
    <style:style style:name="T18" style:family="text">
      <style:text-properties officeooo:rsid="0014bb8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_Toc11717_2682412793" text:style-name="Index_20_Link" text:visited-style-name="Index_20_Link">Preview<text:tab/>1</text:a></text:p>
          <text:p text:style-name="P20"><text:a xlink:type="simple" xlink:href="#__RefHeading___Toc11719_2682412793" text:style-name="Index_20_Link" text:visited-style-name="Index_20_Link">dropdown<text:tab/>3</text:a></text:p>
          <text:p text:style-name="P21"><text:a xlink:type="simple" xlink:href="#__RefHeading___Toc11721_2682412793" text:style-name="Index_20_Link" text:visited-style-name="Index_20_Link">current_state gameloop<text:tab/>6</text:a></text:p>
          <text:p text:style-name="P21"><text:a xlink:type="simple" xlink:href="#__RefHeading___Toc11723_2682412793" text:style-name="Index_20_Link" text:visited-style-name="Index_20_Link">Zustandsmaschine / Zustandsautomaten<text:tab/>9</text:a></text:p>
        </text:index-body>
      </text:table-of-content>
      <text:p text:style-name="Standard"/>
      <text:p text:style-name="Standard"/>
      <text:p text:style-name="Standard"/>
      <text:p text:style-name="Standard"/>
      <text:p text:style-name="Standard"/>
      <text:h text:style-name="Heading_20_2" text:outline-level="2"><text:bookmark-start text:name="__RefHeading___Toc11717_2682412793"/>Preview<text:bookmark-end text:name="__RefHeading___Toc11717_2682412793"/></text:h>
      <text:p text:style-name="P16"/>
      <text:p text:style-name="P16"/>
      <text:p text:style-name="P16"/>
      <text:p text:style-name="P16"/>
      <text:p text:style-name="P16"/>
      <text:p text:style-name="P16"/>
      <text:p text:style-name="P16"/>
      <text:p text:style-name="P16">ich habe für ein Tetris Spiel mit Pentominos eine funktionierende random Funktion. Im code wird sie nur 4 mal wiederholt. Ich brauche auch ein preview Ausgabe, die immer die Stelle [1] der randlist ausgibt.</text:p>
      <text:p text:style-name="P16"/>
      <text:p text:style-name="P8"><text:span text:style-name="T8">import</text:span> <text:span text:style-name="T10">random</text:span> <text:span text:style-name="T8">as</text:span> <text:span text:style-name="T10">rnd</text:span></text:p>
      <text:p text:style-name="P11"/>
      <text:p text:style-name="P6"><text:span text:style-name="T5">i</text:span> = <text:span text:style-name="T12">0</text:span></text:p>
      <text:p text:style-name="P6"><text:span text:style-name="T5">randlist</text:span> = <text:span text:style-name="T10">rnd</text:span>.<text:span text:style-name="T5">sample</text:span>(<text:span text:style-name="T10">range</text:span>(<text:span text:style-name="T12">0</text:span>,<text:span text:style-name="T12">11</text:span>),<text:span text:style-name="T12">11</text:span>)</text:p>
      <text:p text:style-name="P6"><text:span text:style-name="T3">print</text:span>(<text:span text:style-name="T5">randlist</text:span>, <text:span text:style-name="T3">len</text:span>(<text:span text:style-name="T5">randlist</text:span>))</text:p>
      <text:p text:style-name="P11"/>
      <text:p text:style-name="P6"><text:span text:style-name="T8">while</text:span> <text:span text:style-name="T5">i</text:span> &lt;= <text:span text:style-name="T12">4</text:span>:</text:p>
      <text:p text:style-name="P3">    <text:span text:style-name="T9">if</text:span><text:span text:style-name="T1"> </text:span><text:span text:style-name="T4">len</text:span><text:span text:style-name="T1">(</text:span><text:span text:style-name="T6">randlist</text:span><text:span text:style-name="T1">) &gt;= </text:span><text:span text:style-name="T13">1</text:span><text:span text:style-name="T1">:</text:span></text:p>
      <text:p text:style-name="P3">        </text:p>
      <text:p text:style-name="P3">        <text:span text:style-name="T4">print</text:span><text:span text:style-name="T1">(</text:span><text:span text:style-name="T15">"in while"</text:span><text:span text:style-name="T1">, </text:span><text:span text:style-name="T6">randlist</text:span><text:span text:style-name="T1">, </text:span><text:span text:style-name="T4">len</text:span><text:span text:style-name="T1">(</text:span><text:span text:style-name="T6">randlist</text:span><text:span text:style-name="T1">))</text:span></text:p>
      <text:p text:style-name="P3">        <text:span text:style-name="T6">randint</text:span><text:span text:style-name="T1"> = </text:span><text:span text:style-name="T6">randlist</text:span><text:span text:style-name="T1">.</text:span><text:span text:style-name="T4">pop</text:span><text:span text:style-name="T1">(</text:span><text:span text:style-name="T13">0</text:span><text:span text:style-name="T1">)</text:span></text:p>
      <text:p text:style-name="P3">        <text:span text:style-name="T4">print</text:span><text:span text:style-name="T1">(</text:span><text:span text:style-name="T15">"in while"</text:span><text:span text:style-name="T1">, </text:span><text:span text:style-name="T6">randint</text:span><text:span text:style-name="T1">)</text:span></text:p>
      <text:p text:style-name="P11"/>
      <text:p text:style-name="P3">    <text:span text:style-name="T9">if</text:span><text:span text:style-name="T1"> </text:span><text:span text:style-name="T4">len</text:span><text:span text:style-name="T1">(</text:span><text:span text:style-name="T6">randlist</text:span><text:span text:style-name="T1">) &lt;= </text:span><text:span text:style-name="T13">0</text:span><text:span text:style-name="T1">:</text:span></text:p>
      <text:p text:style-name="P3">        <text:span text:style-name="T6">randlist</text:span><text:span text:style-name="T1"> = </text:span><text:span text:style-name="T11">rnd</text:span><text:span text:style-name="T1">.</text:span><text:span text:style-name="T6">sample</text:span><text:span text:style-name="T1">(</text:span><text:span text:style-name="T11">range</text:span><text:span text:style-name="T1">(</text:span><text:span text:style-name="T13">0</text:span><text:span text:style-name="T1">,</text:span><text:span text:style-name="T13">11</text:span><text:span text:style-name="T1">),</text:span><text:span text:style-name="T13">11</text:span><text:span text:style-name="T1">)</text:span></text:p>
      <text:p text:style-name="P3">        <text:span text:style-name="T6">i</text:span><text:span text:style-name="T1"> += </text:span><text:span text:style-name="T13">1</text:span></text:p>
      <text:p text:style-name="P11"/>
      <text:p text:style-name="P3">    <text:span text:style-name="T9">if</text:span><text:span text:style-name="T1"> </text:span><text:span text:style-name="T4">len</text:span><text:span text:style-name="T1">(</text:span><text:span text:style-name="T6">randlist</text:span><text:span text:style-name="T1">) &gt;= </text:span><text:span text:style-name="T13">2</text:span><text:span text:style-name="T1">:</text:span></text:p>
      <text:p text:style-name="P3">        <text:span text:style-name="T6">preview</text:span><text:span text:style-name="T1"> = </text:span><text:span text:style-name="T6">randlist</text:span><text:span text:style-name="T1">[</text:span><text:span text:style-name="T13">1</text:span><text:span text:style-name="T1">]</text:span></text:p>
      <text:p text:style-name="P3">        <text:span text:style-name="T4">print</text:span><text:span text:style-name="T1">(</text:span><text:span text:style-name="T15">"Preview:"</text:span><text:span text:style-name="T1">, </text:span><text:span text:style-name="T6">preview</text:span><text:span text:style-name="T1">)</text:span></text:p>
      <text:p text:style-name="P6"/>
      <text:p text:style-name="P17">gut, aber als Preview wird immer das übernächste Element in der randlist ausgegeben. Es soll das nächste Element ausgegeben werden. Außerdem stimmt der Übergang von einer randlist zu nächst erstellten randlist nicht. Wenn das letzte Element ausgegeben wird, soll das erste Element der nächsten randlist als preview ausgegeben werden.</text:p>
      <text:p text:style-name="P17"/>
      <text:p text:style-name="P9"><text:span text:style-name="T8">import</text:span> <text:span text:style-name="T10">random</text:span> <text:span text:style-name="T8">as</text:span> <text:span text:style-name="T10">rnd</text:span></text:p>
      <text:p text:style-name="P11"><text:soft-page-break/></text:p>
      <text:p text:style-name="P6"><text:span text:style-name="T5">i</text:span> = <text:span text:style-name="T12">0</text:span></text:p>
      <text:p text:style-name="P6"><text:span text:style-name="T5">randlist</text:span> = <text:span text:style-name="T10">rnd</text:span>.<text:span text:style-name="T5">sample</text:span>(<text:span text:style-name="T10">range</text:span>(<text:span text:style-name="T12">0</text:span>, <text:span text:style-name="T12">11</text:span>), <text:span text:style-name="T12">11</text:span>)</text:p>
      <text:p text:style-name="P6"><text:span text:style-name="T3">print</text:span>(<text:span text:style-name="T5">randlist</text:span>, <text:span text:style-name="T3">len</text:span>(<text:span text:style-name="T5">randlist</text:span>))</text:p>
      <text:p text:style-name="P11"/>
      <text:p text:style-name="P6"><text:span text:style-name="T8">while</text:span> <text:span text:style-name="T5">i</text:span> &lt;= <text:span text:style-name="T12">4</text:span>:</text:p>
      <text:p text:style-name="P3">    <text:span text:style-name="T9">if</text:span><text:span text:style-name="T1"> </text:span><text:span text:style-name="T4">len</text:span><text:span text:style-name="T1">(</text:span><text:span text:style-name="T6">randlist</text:span><text:span text:style-name="T1">) &gt;= </text:span><text:span text:style-name="T13">1</text:span><text:span text:style-name="T1">:</text:span></text:p>
      <text:p text:style-name="P3">        <text:span text:style-name="T4">print</text:span><text:span text:style-name="T1">(</text:span><text:span text:style-name="T15">"in while"</text:span><text:span text:style-name="T1">, </text:span><text:span text:style-name="T6">randlist</text:span><text:span text:style-name="T1">, </text:span><text:span text:style-name="T4">len</text:span><text:span text:style-name="T1">(</text:span><text:span text:style-name="T6">randlist</text:span><text:span text:style-name="T1">))</text:span></text:p>
      <text:p text:style-name="P3">        <text:span text:style-name="T6">randint</text:span><text:span text:style-name="T1"> = </text:span><text:span text:style-name="T6">randlist</text:span><text:span text:style-name="T1">.</text:span><text:span text:style-name="T4">pop</text:span><text:span text:style-name="T1">(</text:span><text:span text:style-name="T13">0</text:span><text:span text:style-name="T1">)</text:span></text:p>
      <text:p text:style-name="P3">        <text:span text:style-name="T4">print</text:span><text:span text:style-name="T1">(</text:span><text:span text:style-name="T15">"in while"</text:span><text:span text:style-name="T1">, </text:span><text:span text:style-name="T6">randint</text:span><text:span text:style-name="T1">)</text:span></text:p>
      <text:p text:style-name="P11"/>
      <text:p text:style-name="P3">        <text:span text:style-name="T9">if</text:span><text:span text:style-name="T1"> </text:span><text:span text:style-name="T4">len</text:span><text:span text:style-name="T1">(</text:span><text:span text:style-name="T6">randlist</text:span><text:span text:style-name="T1">) &gt;= </text:span><text:span text:style-name="T13">1</text:span><text:span text:style-name="T1">:</text:span></text:p>
      <text:p text:style-name="P3">            <text:span text:style-name="T6">preview</text:span><text:span text:style-name="T1"> = </text:span><text:span text:style-name="T6">randlist</text:span><text:span text:style-name="T1">[</text:span><text:span text:style-name="T13">0</text:span><text:span text:style-name="T1">]</text:span></text:p>
      <text:p text:style-name="P3">            <text:span text:style-name="T4">print</text:span><text:span text:style-name="T1">(</text:span><text:span text:style-name="T15">"Preview:"</text:span><text:span text:style-name="T1">, </text:span><text:span text:style-name="T6">preview</text:span><text:span text:style-name="T1">)</text:span></text:p>
      <text:p text:style-name="P11"/>
      <text:p text:style-name="P3">    <text:span text:style-name="T9">if</text:span><text:span text:style-name="T1"> </text:span><text:span text:style-name="T4">len</text:span><text:span text:style-name="T1">(</text:span><text:span text:style-name="T6">randlist</text:span><text:span text:style-name="T1">) &lt;= </text:span><text:span text:style-name="T13">0</text:span><text:span text:style-name="T1">:</text:span></text:p>
      <text:p text:style-name="P3">        <text:span text:style-name="T6">randlist</text:span><text:span text:style-name="T1"> = </text:span><text:span text:style-name="T11">rnd</text:span><text:span text:style-name="T1">.</text:span><text:span text:style-name="T6">sample</text:span><text:span text:style-name="T1">(</text:span><text:span text:style-name="T11">range</text:span><text:span text:style-name="T1">(</text:span><text:span text:style-name="T13">0</text:span><text:span text:style-name="T1">, </text:span><text:span text:style-name="T13">11</text:span><text:span text:style-name="T1">), </text:span><text:span text:style-name="T13">11</text:span><text:span text:style-name="T1">)</text:span></text:p>
      <text:p text:style-name="P3">        <text:span text:style-name="T6">i</text:span><text:span text:style-name="T1"> += </text:span><text:span text:style-name="T13">1</text:span></text:p>
      <text:p text:style-name="P6"/>
      <text:p text:style-name="P17"/>
      <text:p text:style-name="P17"/>
      <text:p text:style-name="P18">Gut, danke. Wenn die randlist nur noch ein Element hat wird als letzte Ausgabe gar kein prewiev ausgegeben. Es sollte <text:s/>aber in der letzten Ausgabe die erste Stelle der neuen randlist als preview ausgegeben werden</text:p>
      <text:p text:style-name="P18"/>
      <text:p text:style-name="P10"><text:span text:style-name="T8">import</text:span> <text:span text:style-name="T10">random</text:span> <text:span text:style-name="T8">as</text:span> <text:span text:style-name="T10">rnd</text:span></text:p>
      <text:p text:style-name="P11"/>
      <text:p text:style-name="P6"><text:span text:style-name="T5">i</text:span> = <text:span text:style-name="T12">0</text:span></text:p>
      <text:p text:style-name="P6"><text:span text:style-name="T5">randlist</text:span> = <text:span text:style-name="T10">rnd</text:span>.<text:span text:style-name="T5">sample</text:span>(<text:span text:style-name="T10">range</text:span>(<text:span text:style-name="T12">0</text:span>, <text:span text:style-name="T12">11</text:span>), <text:span text:style-name="T12">11</text:span>)</text:p>
      <text:p text:style-name="P6"><text:span text:style-name="T3">print</text:span>(<text:span text:style-name="T5">randlist</text:span>, <text:span text:style-name="T3">len</text:span>(<text:span text:style-name="T5">randlist</text:span>))</text:p>
      <text:p text:style-name="P11"/>
      <text:p text:style-name="P6"><text:span text:style-name="T8">while</text:span> <text:span text:style-name="T5">i</text:span> &lt;= <text:span text:style-name="T12">4</text:span>:</text:p>
      <text:p text:style-name="P3">    <text:span text:style-name="T9">if</text:span><text:span text:style-name="T1"> </text:span><text:span text:style-name="T4">len</text:span><text:span text:style-name="T1">(</text:span><text:span text:style-name="T6">randlist</text:span><text:span text:style-name="T1">) &gt;= </text:span><text:span text:style-name="T13">1</text:span><text:span text:style-name="T1">:</text:span></text:p>
      <text:p text:style-name="P3">        <text:span text:style-name="T4">print</text:span><text:span text:style-name="T1">(</text:span><text:span text:style-name="T15">"in while"</text:span><text:span text:style-name="T1">, </text:span><text:span text:style-name="T6">randlist</text:span><text:span text:style-name="T1">, </text:span><text:span text:style-name="T4">len</text:span><text:span text:style-name="T1">(</text:span><text:span text:style-name="T6">randlist</text:span><text:span text:style-name="T1">))</text:span></text:p>
      <text:p text:style-name="P3">        <text:span text:style-name="T6">randint</text:span><text:span text:style-name="T1"> = </text:span><text:span text:style-name="T6">randlist</text:span><text:span text:style-name="T1">.</text:span><text:span text:style-name="T4">pop</text:span><text:span text:style-name="T1">(</text:span><text:span text:style-name="T13">0</text:span><text:span text:style-name="T1">)</text:span></text:p>
      <text:p text:style-name="P3">        <text:span text:style-name="T4">print</text:span><text:span text:style-name="T1">(</text:span><text:span text:style-name="T15">"in while"</text:span><text:span text:style-name="T1">, </text:span><text:span text:style-name="T6">randint</text:span><text:span text:style-name="T1">)</text:span></text:p>
      <text:p text:style-name="P11"/>
      <text:p text:style-name="P3">        <text:span text:style-name="T9">if</text:span><text:span text:style-name="T1"> </text:span><text:span text:style-name="T4">len</text:span><text:span text:style-name="T1">(</text:span><text:span text:style-name="T6">randlist</text:span><text:span text:style-name="T1">) &gt;= </text:span><text:span text:style-name="T13">1</text:span><text:span text:style-name="T1">:</text:span></text:p>
      <text:p text:style-name="P3">            <text:span text:style-name="T6">preview</text:span><text:span text:style-name="T1"> = </text:span><text:span text:style-name="T6">randlist</text:span><text:span text:style-name="T1">[</text:span><text:span text:style-name="T13">0</text:span><text:span text:style-name="T1">]</text:span></text:p>
      <text:p text:style-name="P3">            <text:span text:style-name="T4">print</text:span><text:span text:style-name="T1">(</text:span><text:span text:style-name="T15">"Preview:"</text:span><text:span text:style-name="T1">, </text:span><text:span text:style-name="T6">preview</text:span><text:span text:style-name="T1">)</text:span></text:p>
      <text:p text:style-name="P11"/>
      <text:p text:style-name="P3">    <text:span text:style-name="T9">if</text:span><text:span text:style-name="T1"> </text:span><text:span text:style-name="T4">len</text:span><text:span text:style-name="T1">(</text:span><text:span text:style-name="T6">randlist</text:span><text:span text:style-name="T1">) &lt;= </text:span><text:span text:style-name="T13">0</text:span><text:span text:style-name="T1">:</text:span></text:p>
      <text:p text:style-name="P3">        <text:span text:style-name="T6">randlist</text:span><text:span text:style-name="T1"> = </text:span><text:span text:style-name="T11">rnd</text:span><text:span text:style-name="T1">.</text:span><text:span text:style-name="T6">sample</text:span><text:span text:style-name="T1">(</text:span><text:span text:style-name="T11">range</text:span><text:span text:style-name="T1">(</text:span><text:span text:style-name="T13">0</text:span><text:span text:style-name="T1">, </text:span><text:span text:style-name="T13">11</text:span><text:span text:style-name="T1">), </text:span><text:span text:style-name="T13">11</text:span><text:span text:style-name="T1">)</text:span></text:p>
      <text:p text:style-name="P3">        <text:span text:style-name="T6">i</text:span><text:span text:style-name="T1"> += </text:span><text:span text:style-name="T13">1</text:span></text:p>
      <text:p text:style-name="P11"/>
      <text:p text:style-name="P3">    <text:span text:style-name="T9">if</text:span><text:span text:style-name="T1"> </text:span><text:span text:style-name="T4">len</text:span><text:span text:style-name="T1">(</text:span><text:span text:style-name="T6">randlist</text:span><text:span text:style-name="T1">) == </text:span><text:span text:style-name="T13">1</text:span><text:span text:style-name="T1">:</text:span></text:p>
      <text:p text:style-name="P3">        <text:span text:style-name="T6">preview</text:span><text:span text:style-name="T1"> = </text:span><text:span text:style-name="T6">randlist</text:span><text:span text:style-name="T1">[</text:span><text:span text:style-name="T13">0</text:span><text:span text:style-name="T1">]</text:span></text:p>
      <text:p text:style-name="P3">        <text:span text:style-name="T4">print</text:span><text:span text:style-name="T1">(</text:span><text:span text:style-name="T15">"Preview (next list):"</text:span><text:span text:style-name="T1">, </text:span><text:span text:style-name="T6">preview</text:span><text:span text:style-name="T1">)</text:span></text:p>
      <text:p text:style-name="P6"/>
      <text:p text:style-name="P18"/>
      <text:p text:style-name="P18"/>
      <text:p text:style-name="P18"><text:soft-page-break/>stimmt immer noch nicht ganz. Hier ist die wichtige Übergangsstelle:</text:p>
      <text:p text:style-name="P18">in while [8, 5] 2</text:p>
      <text:p text:style-name="P18">in while 8</text:p>
      <text:p text:style-name="P18">Preview: 5</text:p>
      <text:p text:style-name="P18">Preview (next list): 5 <text:tab/><text:tab/><text:span text:style-name="T18"># falsche Stelle</text:span></text:p>
      <text:p text:style-name="P18">in while [5] 1</text:p>
      <text:p text:style-name="P18">in while 5</text:p>
      <text:p text:style-name="P19">Preview: 2 <text:tab/># fehlende Stelle, <text:span text:style-name="T18">erste Stelle der nächsten randlist</text:span></text:p>
      <text:p text:style-name="P18">in while [2, 0, 9, 4, 3, 5, 8, 7, 10, 1, 6] 11</text:p>
      <text:p text:style-name="P18">in while 2</text:p>
      <text:p text:style-name="P18">Preview: 0</text:p>
      <text:p text:style-name="P18">in while [0, 9, 4, 3, 5, 8, 7, 10, 1, 6] 10</text:p>
      <text:p text:style-name="P18">in while 0</text:p>
      <text:p text:style-name="P18">Preview: 9</text:p>
      <text:p text:style-name="Standard"/>
      <text:p text:style-name="Standard"/>
      <text:p text:style-name="Standard"/>
      <text:p text:style-name="Standard"/>
      <text:p text:style-name="Standard"/>
      <text:p text:style-name="Standard"/>
      <text:h text:style-name="Heading_20_2" text:outline-level="2"><text:bookmark-start text:name="__RefHeading___Toc11719_2682412793"/>dropdown<text:bookmark-end text:name="__RefHeading___Toc11719_2682412793"/></text:h>
      <text:p text:style-name="Standard"/>
      <text:p text:style-name="P1">That didnt work out. Lets start from scratch:</text:p>
      <text:p text:style-name="P1"/>
      <text:p text:style-name="P1">the valid() function checks the next (one-step)position for </text:p>
      <text:p text:style-name="P1"/>
      <text:p text:style-name="P4">        <text:span text:style-name="T2">def</text:span><text:span text:style-name="T1"> </text:span><text:span text:style-name="T4">valid</text:span><text:span text:style-name="T1">(</text:span><text:span text:style-name="T6">self</text:span><text:span text:style-name="T1">, </text:span><text:span text:style-name="T6">z</text:span><text:span text:style-name="T1">, </text:span><text:span text:style-name="T6">s</text:span><text:span text:style-name="T1">): </text:span><text:span text:style-name="T7"># z s - nicht aktuelle sondern (zu prüfende) zukünftige Position</text:span></text:p>
      <text:p text:style-name="P3">            <text:span text:style-name="T9">for</text:span><text:span text:style-name="T1"> </text:span><text:span text:style-name="T6">n</text:span><text:span text:style-name="T1">, </text:span><text:span text:style-name="T6">farbe</text:span><text:span text:style-name="T1"> </text:span><text:span text:style-name="T9">in</text:span><text:span text:style-name="T1"> </text:span><text:span text:style-name="T11">enumerate</text:span><text:span text:style-name="T1">(</text:span><text:span text:style-name="T6">self</text:span><text:span text:style-name="T1">.</text:span><text:span text:style-name="T6">tet</text:span><text:span text:style-name="T1">): </text:span><text:span text:style-name="T7"># alle elemente der tetromino liste durchgehen</text:span></text:p>
      <text:p text:style-name="P3">                <text:span text:style-name="T9">if</text:span><text:span text:style-name="T1"> </text:span><text:span text:style-name="T6">farbe</text:span><text:span text:style-name="T1"> &gt; </text:span><text:span text:style-name="T13">0</text:span><text:span text:style-name="T1">: </text:span><text:span text:style-name="T7"># (0=sw -&gt; &gt;0 - eine Farbe also tetromino)</text:span></text:p>
      <text:p text:style-name="P3">                    <text:span text:style-name="T6">z1</text:span><text:span text:style-name="T1"> = </text:span><text:span text:style-name="T6">z</text:span><text:span text:style-name="T1"> + </text:span><text:span text:style-name="T6">n</text:span><text:span text:style-name="T1"> // </text:span><text:span text:style-name="T13">5</text:span><text:span text:style-name="T1"> </text:span><text:span text:style-name="T7"># z1 s1 dürfen nicht über den Rand hinausragen</text:span></text:p>
      <text:p text:style-name="P3">                    <text:span text:style-name="T6">s1</text:span><text:span text:style-name="T1"> = </text:span><text:span text:style-name="T6">s</text:span><text:span text:style-name="T1"> + </text:span><text:span text:style-name="T6">n</text:span><text:span text:style-name="T1"> % </text:span><text:span text:style-name="T13">5</text:span><text:span text:style-name="T1"> </text:span><text:span text:style-name="T7"># wie sieht wert, der einzelnen Spalten/Zeilen aus, der nicht null ist - diese werte dürfen nciht über scrrenrand rausragen</text:span></text:p>
      <text:p text:style-name="P3">                    <text:span text:style-name="T7">#    &gt;= 20(unten screenout)   li screen   re screen        collision detect -&gt; block - in grid schon eine farbe vorhanden</text:span></text:p>
      <text:p text:style-name="P3">                    <text:span text:style-name="T9">if</text:span><text:span text:style-name="T1"> </text:span><text:span text:style-name="T6">z1</text:span><text:span text:style-name="T1"> &gt;= </text:span><text:span text:style-name="T6">zeilen</text:span><text:span text:style-name="T1">         </text:span><text:span text:style-name="T2">or</text:span><text:span text:style-name="T1"> </text:span><text:span text:style-name="T6">s1</text:span><text:span text:style-name="T1"> &lt; </text:span><text:span text:style-name="T13">0</text:span><text:span text:style-name="T1">       </text:span><text:span text:style-name="T2">or</text:span><text:span text:style-name="T1"> </text:span><text:span text:style-name="T6">s1</text:span><text:span text:style-name="T1"> &gt;= </text:span><text:span text:style-name="T6">spalten</text:span><text:span text:style-name="T1"> </text:span><text:span text:style-name="T2">or</text:span><text:span text:style-name="T1"> </text:span><text:span text:style-name="T6">grid</text:span><text:span text:style-name="T1">[</text:span><text:span text:style-name="T6">z1</text:span><text:span text:style-name="T1"> * </text:span><text:span text:style-name="T6">spalten</text:span><text:span text:style-name="T1"> + </text:span><text:span text:style-name="T6">s1</text:span><text:span text:style-name="T1">] &gt; </text:span><text:span text:style-name="T13">0</text:span><text:span text:style-name="T1">:        </text:span><text:span text:style-name="T7">#  - wär ausserhalb screen</text:span></text:p>
      <text:p text:style-name="P3">                                                                            <text:span text:style-name="T7">#grid ist 1D - Stelle inn der Grid an der ein Tetr existiert- z1,s1 geht nicht - </text:span></text:p>
      <text:p text:style-name="P3">                        <text:span text:style-name="T7">#print("sth alreary there - future Zeile/Spalte:",z, z1,s,s1)</text:span></text:p>
      <text:p text:style-name="P3">                        </text:p>
      <text:p text:style-name="P3">                    </text:p>
      <text:p text:style-name="P3">                        <text:span text:style-name="T9">if</text:span><text:span text:style-name="T1"> </text:span><text:span text:style-name="T6">self</text:span><text:span text:style-name="T1">.</text:span><text:span text:style-name="T6">zeile</text:span><text:span text:style-name="T1"> &lt;= </text:span><text:span text:style-name="T13">0</text:span><text:span text:style-name="T1"> </text:span><text:span text:style-name="T2">and</text:span><text:span text:style-name="T1"> </text:span><text:span text:style-name="T6">s1</text:span><text:span text:style-name="T1"> &gt;= </text:span><text:span text:style-name="T13">0</text:span><text:span text:style-name="T1">  </text:span><text:span text:style-name="T2">and</text:span><text:span text:style-name="T1"> </text:span><text:span text:style-name="T6">s1</text:span><text:span text:style-name="T1"> &lt; </text:span><text:span text:style-name="T6">spalten</text:span><text:span text:style-name="T1">:               </text:span><text:span text:style-name="T7"># MUSS nciht geknüpft an Tastendruck !?</text:span></text:p>
      <text:p text:style-name="P3">                            <text:span text:style-name="T4">print</text:span><text:span text:style-name="T1">(</text:span><text:span text:style-name="T15">"self.zeile &lt;= 0: "</text:span><text:span text:style-name="T1">,</text:span><text:span text:style-name="T6">score</text:span><text:span text:style-name="T1">)</text:span></text:p>
      <text:p text:style-name="P3">                            <text:span text:style-name="T2">global</text:span><text:span text:style-name="T1"> </text:span><text:span text:style-name="T6">goon</text:span></text:p>
      <text:p text:style-name="P3">                            <text:span text:style-name="T6">goon</text:span><text:span text:style-name="T1"> = </text:span><text:span text:style-name="T2">False</text:span></text:p>
      <text:p text:style-name="P3">                            <text:span text:style-name="T9">return</text:span><text:span text:style-name="T1"> </text:span><text:span text:style-name="T6">goon</text:span><text:span text:style-name="T1">, </text:span><text:span text:style-name="T6">score</text:span></text:p>
      <text:p text:style-name="P3">                        </text:p>
      <text:p text:style-name="P3"><text:soft-page-break/>                        <text:span text:style-name="T9">return</text:span><text:span text:style-name="T1"> </text:span><text:span text:style-name="T2">False</text:span><text:span text:style-name="T1"> </text:span><text:span text:style-name="T7">#kann nicht zeichnen weil es schon was gibt oder screen out</text:span></text:p>
      <text:p text:style-name="P11"/>
      <text:p text:style-name="P3">                                                </text:p>
      <text:p text:style-name="P3">                        </text:p>
      <text:p text:style-name="P11"/>
      <text:p text:style-name="P3">            <text:span text:style-name="T9">return</text:span><text:span text:style-name="T1"> </text:span><text:span text:style-name="T2">True</text:span><text:span text:style-name="T1"> </text:span><text:span text:style-name="T7"># nichts da - kann reinzeichnen</text:span></text:p>
      <text:p text:style-name="P3"/>
      <text:p text:style-name="P3"/>
      <text:p text:style-name="P3"/>
      <text:p text:style-name="P15">this valid() functin is used in the update function</text:p>
      <text:p text:style-name="P5"/>
      <text:p text:style-name="P5"/>
      <text:p text:style-name="P5"/>
      <text:p text:style-name="P3"/>
      <text:p text:style-name="P3"><text:span text:style-name="T1">        </text:span><text:span text:style-name="T2">def</text:span><text:span text:style-name="T1"> </text:span><text:span text:style-name="T4">update</text:span><text:span text:style-name="T1">(</text:span><text:span text:style-name="T6">self</text:span><text:span text:style-name="T1">, </text:span><text:span text:style-name="T6">zoff</text:span><text:span text:style-name="T1">, </text:span><text:span text:style-name="T6">soff</text:span><text:span text:style-name="T1">):      </text:span><text:span text:style-name="T7">#Zeilen off set (versetzt) - spalten off set - Veränderungspositin(Z/S) - um welchen Wert ändert sich in Zeile /Spalte</text:span></text:p>
      <text:p text:style-name="P3">                    </text:p>
      <text:p text:style-name="P3">            <text:span text:style-name="T9">if</text:span><text:span text:style-name="T1"> </text:span><text:span text:style-name="T6">self</text:span><text:span text:style-name="T1">.</text:span><text:span text:style-name="T4">valid</text:span><text:span text:style-name="T1">(</text:span><text:span text:style-name="T6">self</text:span><text:span text:style-name="T1">.</text:span><text:span text:style-name="T6">zeile</text:span><text:span text:style-name="T1"> + </text:span><text:span text:style-name="T6">zoff</text:span><text:span text:style-name="T1">, </text:span><text:span text:style-name="T6">self</text:span><text:span text:style-name="T1">.</text:span><text:span text:style-name="T6">spalte</text:span><text:span text:style-name="T1"> + </text:span><text:span text:style-name="T6">soff</text:span><text:span text:style-name="T1">): </text:span><text:span text:style-name="T7">#   valid check nach dem rotate -&gt;</text:span></text:p>
      <text:p text:style-name="P3">                <text:span text:style-name="T6">self</text:span><text:span text:style-name="T1">.</text:span><text:span text:style-name="T6">zeile</text:span><text:span text:style-name="T1"> += </text:span><text:span text:style-name="T6">zoff</text:span></text:p>
      <text:p text:style-name="P3">                <text:span text:style-name="T6">self</text:span><text:span text:style-name="T1">.</text:span><text:span text:style-name="T6">spalte</text:span><text:span text:style-name="T1"> += </text:span><text:span text:style-name="T6">soff</text:span></text:p>
      <text:p text:style-name="P3">                <text:span text:style-name="T9">return</text:span><text:span text:style-name="T1"> </text:span><text:span text:style-name="T2">True</text:span><text:span text:style-name="T1"> </text:span><text:span text:style-name="T7"># tet konnte bewegt werden</text:span></text:p>
      <text:p text:style-name="P3">            </text:p>
      <text:p text:style-name="P3">            <text:span text:style-name="T9">return</text:span><text:span text:style-name="T1"> </text:span><text:span text:style-name="T2">False</text:span><text:span text:style-name="T1"> </text:span><text:span text:style-name="T7"># ist unten angekommen - später mit ! update ausgelöst</text:span></text:p>
      <text:p text:style-name="P3"/>
      <text:p text:style-name="P1"/>
      <text:p text:style-name="P1">and the update function then is used in the while of the game.</text:p>
      <text:p text:style-name="P1">For exapmle when you hold the arrow key down:</text:p>
      <text:p text:style-name="P1"/>
      <text:p text:style-name="P4">                <text:span text:style-name="T9">if</text:span><text:span text:style-name="T1"> </text:span><text:span text:style-name="T6">event</text:span><text:span text:style-name="T1">.key == </text:span><text:span text:style-name="T11">pg</text:span><text:span text:style-name="T1">.</text:span><text:span text:style-name="T6">K_DOWN</text:span><text:span text:style-name="T1">:</text:span></text:p>
      <text:p text:style-name="P3">                    <text:span text:style-name="T9">if</text:span><text:span text:style-name="T1"> </text:span><text:span text:style-name="T6">event</text:span><text:span text:style-name="T1">.</text:span><text:span text:style-name="T6">type</text:span><text:span text:style-name="T1"> != </text:span><text:span text:style-name="T6">tetrominodown</text:span><text:span text:style-name="T1">:         </text:span><text:span text:style-name="T7"># elif ??!</text:span></text:p>
      <text:p text:style-name="P3">                        <text:span text:style-name="T6">figur</text:span><text:span text:style-name="T1">.</text:span><text:span text:style-name="T4">update</text:span><text:span text:style-name="T1">(</text:span><text:span text:style-name="T13">1</text:span><text:span text:style-name="T1">,</text:span><text:span text:style-name="T13">0</text:span><text:span text:style-name="T1">)</text:span></text:p>
      <text:p text:style-name="P1"/>
      <text:p text:style-name="P1"/>
      <text:p text:style-name="P1">now I would like to have a function similar to the vaild function, but which calculates the number of lines down to the ground.</text:p>
      <text:p text:style-name="P1">Which can be inserted in a function similar to the <text:span text:style-name="T16">update function which can be used when pushing the space bar. Can you do that?</text:span></text:p>
      <text:p text:style-name="P1"/>
      <text:p text:style-name="P1"/>
      <text:p text:style-name="P1"/>
      <text:p text:style-name="P1"/>
      <text:p text:style-name="P1"/>
      <text:p text:style-name="P1"/>
      <text:p text:style-name="P1"/>
      <text:p text:style-name="P1"/>
      <text:p text:style-name="P1"/>
      <text:p text:style-name="P1"/>
      <text:p text:style-name="P1">Certainly! Based on your requirements, here's an updated function called <text:span text:style-name="Source_20_Text">lines_to_ground()</text:span> that calculates the number of lines down to the ground from a specific position: </text:p>
      <text:p text:style-name="P1"><text:soft-page-break/></text:p>
      <text:p text:style-name="P1">def lines_to_ground(self, z, s):<text:line-break/> <text:s text:c="3"/>lines_down = 0<text:line-break/><text:line-break/> <text:s text:c="3"/>while self.valid(z + lines_down + 1, s): <text:s/># Check if the next position is valid<text:line-break/> <text:s text:c="7"/>lines_down += 1<text:line-break/><text:line-break/> <text:s text:c="3"/>return lines_down<text:line-break/></text:p>
      <text:p text:style-name="P1"/>
      <text:p text:style-name="P1"/>
      <text:p text:style-name="P1"/>
      <text:p text:style-name="P1"/>
      <text:p text:style-name="P2">In this function, we increment the <text:span text:style-name="Source_20_Text">lines_down</text:span> variable while the next position (<text:span text:style-name="Source_20_Text">z + lines_down + 1, s</text:span>) is valid. The <text:span text:style-name="Source_20_Text">valid()</text:span> function is called iteratively until an invalid position is encountered. The <text:span text:style-name="Source_20_Text">lines_down</text:span> variable keeps track of the number of valid lines downwards from the initial position. Finally, we return the calculated <text:span text:style-name="Source_20_Text">lines_down</text:span> value.</text:p>
      <text:p text:style-name="Text_20_body">To use this function in a similar context to the <text:span text:style-name="Source_20_Text">update</text:span> function, where the tetromino is moved by pressing the space bar, you can modify your code as follows:</text:p>
      <text:p text:style-name="Text_20_body"/>
      <text:p text:style-name="Text_20_body"/>
      <text:p text:style-name="Text_20_body"/>
      <text:p text:style-name="Text_20_body">if event.key == pg.K_SPACE:<text:line-break/> <text:s text:c="3"/>lines = figur.lines_to_ground(figur.zeile, figur.spalte)<text:line-break/> <text:s text:c="3"/>figur.update(lines, 0)<text:line-break/></text:p>
      <text:p text:style-name="Text_20_body"/>
      <text:p text:style-name="Text_20_body"/>
      <text:p text:style-name="Text_20_body"/>
      <text:p text:style-name="Text_20_body">When the space bar is pressed, the <text:span text:style-name="Source_20_Text">lines_to_ground</text:span> function is called with the current position (<text:span text:style-name="Source_20_Text">figur.zeile, figur.spalte</text:span>) to calculate the number of lines down to the ground. The <text:span text:style-name="Source_20_Text">update</text:span> function is then called with the calculated <text:span text:style-name="Source_20_Text">lines</text:span> value to move the tetromino down by the corresponding number of lines.</text:p>
      <text:p text:style-name="Text_20_body">Please note that the code provided assumes that you have defined the <text:span text:style-name="Source_20_Text">lines_to_ground</text:span> function within the class that contains the <text:span text:style-name="Source_20_Text">valid</text:span> and <text:span text:style-name="Source_20_Text">update</text:span> functions.</text:p>
      <text:p text:style-name="Text_20_body"/>
      <text:p text:style-name="P14">********************</text:p>
      <text:p text:style-name="P13">That worked. The only bug is, that if <text:span text:style-name="T17">the actual pentominoe </text:span>is at <text:span text:style-name="T17">line </text:span>0, the program stopps and prints out <text:span text:style-name="T17">infinatly </text:span></text:p>
      <text:p text:style-name="P7"><text:span text:style-name="T3">print</text:span>(<text:span text:style-name="T14">"self.zeile &lt;= 0: "</text:span>,<text:span text:style-name="T5">score</text:span>)</text:p>
      <text:p text:style-name="P13"/>
      <text:p text:style-name="P14"><text:soft-page-break/>the falling pentominoe from line 1, 2 etc <text:s/>on is fine. The pentominoe dropsdown as it should</text:p>
      <text:p text:style-name="P13"/>
      <text:p text:style-name="P4">        <text:span text:style-name="T2">def</text:span><text:span text:style-name="T1"> </text:span><text:span text:style-name="T4">valid</text:span><text:span text:style-name="T1">(</text:span><text:span text:style-name="T6">self</text:span><text:span text:style-name="T1">, </text:span><text:span text:style-name="T6">z</text:span><text:span text:style-name="T1">, </text:span><text:span text:style-name="T6">s</text:span><text:span text:style-name="T1">): </text:span><text:span text:style-name="T7"># z s - nicht aktuelle sondern (zu prüfende) zukünftige Position</text:span></text:p>
      <text:p text:style-name="P3">            <text:span text:style-name="T9">for</text:span><text:span text:style-name="T1"> </text:span><text:span text:style-name="T6">n</text:span><text:span text:style-name="T1">, </text:span><text:span text:style-name="T6">farbe</text:span><text:span text:style-name="T1"> </text:span><text:span text:style-name="T9">in</text:span><text:span text:style-name="T1"> </text:span><text:span text:style-name="T11">enumerate</text:span><text:span text:style-name="T1">(</text:span><text:span text:style-name="T6">self</text:span><text:span text:style-name="T1">.</text:span><text:span text:style-name="T6">tet</text:span><text:span text:style-name="T1">): </text:span><text:span text:style-name="T7"># alle elemente der tetromino liste durchgehen</text:span></text:p>
      <text:p text:style-name="P3">                <text:span text:style-name="T9">if</text:span><text:span text:style-name="T1"> </text:span><text:span text:style-name="T6">farbe</text:span><text:span text:style-name="T1"> &gt; </text:span><text:span text:style-name="T13">0</text:span><text:span text:style-name="T1">: </text:span><text:span text:style-name="T7"># (0=sw -&gt; &gt;0 - eine Farbe also tetromino)</text:span></text:p>
      <text:p text:style-name="P3">                    <text:span text:style-name="T6">z1</text:span><text:span text:style-name="T1"> = </text:span><text:span text:style-name="T6">z</text:span><text:span text:style-name="T1"> + </text:span><text:span text:style-name="T6">n</text:span><text:span text:style-name="T1"> // </text:span><text:span text:style-name="T13">5</text:span><text:span text:style-name="T1"> </text:span><text:span text:style-name="T7"># z1 s1 dürfen nicht über den Rand hinausragen</text:span></text:p>
      <text:p text:style-name="P3">                    <text:span text:style-name="T6">s1</text:span><text:span text:style-name="T1"> = </text:span><text:span text:style-name="T6">s</text:span><text:span text:style-name="T1"> + </text:span><text:span text:style-name="T6">n</text:span><text:span text:style-name="T1"> % </text:span><text:span text:style-name="T13">5</text:span><text:span text:style-name="T1"> </text:span><text:span text:style-name="T7"># wie sieht wert, der einzelnen Spalten/Zeilen aus, der nicht null ist - diese werte dürfen nciht über scrrenrand rausragen</text:span></text:p>
      <text:p text:style-name="P3">                    <text:span text:style-name="T7">#    &gt;= 20(unten screenout)   li screen   re screen        collision detect -&gt; block - in grid schon eine farbe vorhanden</text:span></text:p>
      <text:p text:style-name="P3">                    <text:span text:style-name="T9">if</text:span><text:span text:style-name="T1"> </text:span><text:span text:style-name="T6">z1</text:span><text:span text:style-name="T1"> &gt;= </text:span><text:span text:style-name="T6">zeilen</text:span><text:span text:style-name="T1">         </text:span><text:span text:style-name="T2">or</text:span><text:span text:style-name="T1"> </text:span><text:span text:style-name="T6">s1</text:span><text:span text:style-name="T1"> &lt; </text:span><text:span text:style-name="T13">0</text:span><text:span text:style-name="T1">       </text:span><text:span text:style-name="T2">or</text:span><text:span text:style-name="T1"> </text:span><text:span text:style-name="T6">s1</text:span><text:span text:style-name="T1"> &gt;= </text:span><text:span text:style-name="T6">spalten</text:span><text:span text:style-name="T1"> </text:span><text:span text:style-name="T2">or</text:span><text:span text:style-name="T1"> </text:span><text:span text:style-name="T6">grid</text:span><text:span text:style-name="T1">[</text:span><text:span text:style-name="T6">z1</text:span><text:span text:style-name="T1"> * </text:span><text:span text:style-name="T6">spalten</text:span><text:span text:style-name="T1"> + </text:span><text:span text:style-name="T6">s1</text:span><text:span text:style-name="T1">] &gt; </text:span><text:span text:style-name="T13">0</text:span><text:span text:style-name="T1">:        </text:span><text:span text:style-name="T7">#  - wär ausserhalb screen</text:span></text:p>
      <text:p text:style-name="P3">                                                                            <text:span text:style-name="T7">#grid ist 1D - Stelle inn der Grid an der ein Tetr existiert- z1,s1 geht nicht - </text:span></text:p>
      <text:p text:style-name="P3">                        <text:span text:style-name="T7">#print("sth alreary there - future Zeile/Spalte:",z, z1,s,s1)</text:span></text:p>
      <text:p text:style-name="P3">                        </text:p>
      <text:p text:style-name="P3">                    </text:p>
      <text:p text:style-name="P3">                        <text:span text:style-name="T9">if</text:span><text:span text:style-name="T1"> </text:span><text:span text:style-name="T6">self</text:span><text:span text:style-name="T1">.</text:span><text:span text:style-name="T6">zeile</text:span><text:span text:style-name="T1"> &lt;= </text:span><text:span text:style-name="T13">0</text:span><text:span text:style-name="T1"> </text:span><text:span text:style-name="T2">and</text:span><text:span text:style-name="T1"> </text:span><text:span text:style-name="T6">s1</text:span><text:span text:style-name="T1"> &gt;= </text:span><text:span text:style-name="T13">0</text:span><text:span text:style-name="T1">  </text:span><text:span text:style-name="T2">and</text:span><text:span text:style-name="T1"> </text:span><text:span text:style-name="T6">s1</text:span><text:span text:style-name="T1"> &lt; </text:span><text:span text:style-name="T6">spalten</text:span><text:span text:style-name="T1">:               </text:span><text:span text:style-name="T7"># MUSS nciht geknüpft an Tastendruck !?</text:span></text:p>
      <text:p text:style-name="P3">                            <text:span text:style-name="T4">print</text:span><text:span text:style-name="T1">(</text:span><text:span text:style-name="T15">"self.zeile &lt;= 0: "</text:span><text:span text:style-name="T1">,</text:span><text:span text:style-name="T6">score</text:span><text:span text:style-name="T1">)</text:span></text:p>
      <text:p text:style-name="P3">                            <text:span text:style-name="T2">global</text:span><text:span text:style-name="T1"> </text:span><text:span text:style-name="T6">goon</text:span></text:p>
      <text:p text:style-name="P3">                            <text:span text:style-name="T6">goon</text:span><text:span text:style-name="T1"> = </text:span><text:span text:style-name="T2">False</text:span></text:p>
      <text:p text:style-name="P3">                            <text:span text:style-name="T9">return</text:span><text:span text:style-name="T1"> </text:span><text:span text:style-name="T6">goon</text:span><text:span text:style-name="T1">, </text:span><text:span text:style-name="T6">score</text:span></text:p>
      <text:p text:style-name="P3">                        </text:p>
      <text:p text:style-name="P3">                        <text:span text:style-name="T9">return</text:span><text:span text:style-name="T1"> </text:span><text:span text:style-name="T2">False</text:span><text:span text:style-name="T1"> </text:span><text:span text:style-name="T7">#kann nicht zeichnen weil es schon was gibt oder screen out</text:span></text:p>
      <text:p text:style-name="P11"/>
      <text:p text:style-name="P3">                                                </text:p>
      <text:p text:style-name="P3">                        </text:p>
      <text:p text:style-name="P11"/>
      <text:p text:style-name="P3">            <text:span text:style-name="T9">return</text:span><text:span text:style-name="T1"> </text:span><text:span text:style-name="T2">True</text:span><text:span text:style-name="T1"> </text:span><text:span text:style-name="T7"># nichts da - kann reinzeichnen</text:span></text:p>
      <text:p text:style-name="P12"/>
      <text:p text:style-name="P3">        <text:span text:style-name="T2">def</text:span><text:span text:style-name="T1"> </text:span><text:span text:style-name="T4">validDrop</text:span><text:span text:style-name="T1">(</text:span><text:span text:style-name="T6">self</text:span><text:span text:style-name="T1">, </text:span><text:span text:style-name="T6">z</text:span><text:span text:style-name="T1">, </text:span><text:span text:style-name="T6">s</text:span><text:span text:style-name="T1">):</text:span></text:p>
      <text:p text:style-name="P3">            <text:span text:style-name="T6">lines_down</text:span><text:span text:style-name="T1"> = </text:span><text:span text:style-name="T13">0</text:span></text:p>
      <text:p text:style-name="P11"/>
      <text:p text:style-name="P3">            <text:span text:style-name="T9">while</text:span><text:span text:style-name="T1"> </text:span><text:span text:style-name="T6">self</text:span><text:span text:style-name="T1">.</text:span><text:span text:style-name="T4">valid</text:span><text:span text:style-name="T1">(</text:span><text:span text:style-name="T6">z</text:span><text:span text:style-name="T1"> + </text:span><text:span text:style-name="T6">lines_down</text:span><text:span text:style-name="T1"> + </text:span><text:span text:style-name="T13">1</text:span><text:span text:style-name="T1">, </text:span><text:span text:style-name="T6">s</text:span><text:span text:style-name="T1">):  </text:span><text:span text:style-name="T7"># Check if the next position is valid</text:span></text:p>
      <text:p text:style-name="P3">                <text:span text:style-name="T6">lines_down</text:span><text:span text:style-name="T1"> += </text:span><text:span text:style-name="T13">1</text:span></text:p>
      <text:p text:style-name="P11"/>
      <text:p text:style-name="P3">            <text:span text:style-name="T9">return</text:span><text:span text:style-name="T1"> </text:span><text:span text:style-name="T6">lines_down</text:span><text:span text:style-name="T1"> </text:span><text:span text:style-name="T7"># auch bool</text:span></text:p>
      <text:p text:style-name="P3">        </text:p>
      <text:p text:style-name="P6"/>
      <text:p text:style-name="P1"/>
      <text:h text:style-name="Heading_20_2" text:outline-level="2"><text:bookmark-start text:name="__RefHeading___Toc11721_2682412793"/>current_state gameloop<text:bookmark-end text:name="__RefHeading___Toc11721_2682412793"/></text:h>
      <text:p text:style-name="P1"/>
      <text:p text:style-name="P29"><text:soft-page-break/>ich habe eine Hauptdatei (950 Zeilen) meines SPiels mit Variablen am Anfanf und einer Funktion game(), die in der main() mit demRückgabewert score ausgeführt wird. in der Funktion game() sind zur Zeit 3 while Schleifen: mit jeweils einer Variable als Bedingung. goonStart für das Start Menu, goon für das tatsächliche Spiel und goonEnd für den Endscreen. Ich möchte die while Schleifen in seperate Python Dateien auslagern. Packe ich die einzelnen while Schleifen komplett in ein Funktion, die ich in der Hauptdatei ausführen kann? </text:p>
      <text:p text:style-name="P28">ChatGPT</text:p>
      <text:p text:style-name="P39">Ja, Sie können die while-Schleifen in separate Python-Dateien auslagern und sie in Ihrer Hauptdatei aufrufen. Hier ist eine allgemeine Vorgehensweise, wie Sie dies tun können:</text:p>
      <text:list text:style-name="L1">
        <text:list-item>
          <text:p text:style-name="P30">Erstellen Sie separate Python-Dateien für jede Ihrer while-Schleifen. Zum Beispiel können Sie <text:span text:style-name="Source_20_Text">start_menu.py</text:span>, <text:span text:style-name="Source_20_Text">game_logic.py</text:span> und <text:span text:style-name="Source_20_Text">end_screen.py</text:span> erstellen.</text:p>
        </text:list-item>
        <text:list-item>
          <text:p text:style-name="P30">In jeder dieser Dateien definieren Sie eine Funktion, die die while-Schleife und die zugehörige Logik enthält. Zum Beispiel in <text:span text:style-name="Source_20_Text">start_menu.py</text:span>:</text:p>
        </text:list-item>
      </text:list>
      <text:p text:style-name="P24">python</text:p>
      <text:p text:style-name="P25"><text:span text:style-name="Source_20_Text"># start_menu.py</text:span></text:p>
      <text:p text:style-name="P25"/>
      <text:p text:style-name="P25"><text:span text:style-name="Source_20_Text">def start_menu_loop():</text:span></text:p>
      <text:p text:style-name="P25"><text:span text:style-name="Source_20_Text"><text:s text:c="4"/>while start_menu_condition: <text:s/># Hier Ihre Bedingung für das Startmenü einsetzen</text:span></text:p>
      <text:p text:style-name="P24"><text:span text:style-name="Source_20_Text"><text:s text:c="8"/># Startmenü-Logik hier</text:span></text:p>
      <text:p text:style-name="P39">In <text:span text:style-name="Source_20_Text">game_logic.py</text:span>:</text:p>
      <text:p text:style-name="P24">python</text:p>
      <text:p text:style-name="P25"><text:span text:style-name="Source_20_Text"># game_logic.py</text:span></text:p>
      <text:p text:style-name="P25"/>
      <text:p text:style-name="P25"><text:span text:style-name="Source_20_Text">def game_loop():</text:span></text:p>
      <text:p text:style-name="P25"><text:span text:style-name="Source_20_Text"><text:s text:c="4"/>while game_condition: <text:s/># Hier Ihre Bedingung für das Spiel einsetzen</text:span></text:p>
      <text:p text:style-name="P24"><text:span text:style-name="Source_20_Text"><text:s text:c="8"/># Spiel-Logik hier</text:span></text:p>
      <text:p text:style-name="P39">In <text:span text:style-name="Source_20_Text">end_screen.py</text:span>:</text:p>
      <text:p text:style-name="P24">python</text:p>
      <text:p text:style-name="P25"><text:span text:style-name="Source_20_Text"># end_screen.py</text:span></text:p>
      <text:p text:style-name="P25"/>
      <text:p text:style-name="P25"><text:span text:style-name="Source_20_Text">def end_screen_loop():</text:span></text:p>
      <text:p text:style-name="P25"><text:span text:style-name="Source_20_Text"><text:s text:c="4"/>while end_screen_condition: <text:s/># Hier Ihre Bedingung für den Endbildschirm einsetzen</text:span></text:p>
      <text:p text:style-name="P24"><text:span text:style-name="Source_20_Text"><text:s text:c="8"/># Endbildschirm-Logik hier</text:span></text:p>
      <text:list text:style-name="L9">
        <text:list-item>
          <text:p text:style-name="P32">In Ihrer Hauptdatei können Sie dann diese Funktionen importieren und aufrufen:</text:p>
        </text:list-item>
      </text:list>
      <text:p text:style-name="P24">python</text:p>
      <text:p text:style-name="P25"><text:span text:style-name="Source_20_Text"># main.py</text:span></text:p>
      <text:p text:style-name="P25"/>
      <text:p text:style-name="P25"><text:span text:style-name="Source_20_Text">from start_menu import start_menu_loop</text:span></text:p>
      <text:p text:style-name="P25"><text:span text:style-name="Source_20_Text">from game_logic import game_loop</text:span></text:p>
      <text:p text:style-name="P25"><text:span text:style-name="Source_20_Text">from end_screen import end_screen_loop</text:span></text:p>
      <text:p text:style-name="P25"/>
      <text:p text:style-name="P25"><text:span text:style-name="Source_20_Text">def main():</text:span></text:p>
      <text:p text:style-name="P25"><text:span text:style-name="Source_20_Text"><text:s text:c="4"/>score = 0 <text:s/># Ihre Startwerte hier</text:span></text:p>
      <text:p text:style-name="P25"><text:soft-page-break/></text:p>
      <text:p text:style-name="P25"><text:span text:style-name="Source_20_Text"><text:s text:c="4"/>while True: <text:s/># Hauptschleife Ihrer Anwendung</text:span></text:p>
      <text:p text:style-name="P25"><text:span text:style-name="Source_20_Text"><text:s text:c="8"/>start_menu_loop()</text:span></text:p>
      <text:p text:style-name="P25"><text:span text:style-name="Source_20_Text"><text:s text:c="8"/>score = game_loop()</text:span></text:p>
      <text:p text:style-name="P25"><text:span text:style-name="Source_20_Text"><text:s text:c="8"/>end_screen_loop()</text:span></text:p>
      <text:p text:style-name="P25"><text:span text:style-name="Source_20_Text"><text:s text:c="8"/># Weitere Logik für Übergänge oder Beenden hier</text:span></text:p>
      <text:p text:style-name="P25"/>
      <text:p text:style-name="P25"><text:span text:style-name="Source_20_Text">if __name__ == "__main__":</text:span></text:p>
      <text:p text:style-name="P24"><text:span text:style-name="Source_20_Text"><text:s text:c="4"/>main()</text:span></text:p>
      <text:p text:style-name="P39">Auf diese Weise haben Sie Ihre while-Schleifen in separate Dateien ausgelagert und können sie in Ihrer Hauptdatei aufrufen, um Ihr Spiel zu steuern. Sie können auch weitere Logik für Übergänge zwischen den Schleifen oder andere Spielaspekte in Ihrer Hauptdatei implementieren. Stellen Sie sicher, dass Sie die Bedingungen für Ihre Schleifen in den separaten Dateien entsprechend festlegen und aktualisieren.</text:p>
      <text:p text:style-name="P40"><draw:frame draw:style-name="fr1" draw:name="Bild1" text:anchor-type="as-char" svg:width="0.953cm" svg:height="0.953cm" draw:z-index="0"><draw:image xlink:href="https://chat.openai.com/_next/image?url=https%3A%2F%2Flh3.googleusercontent.com%2Fa%2FAAcHTted84SmeGoMswiwxuMzQVsg5Lsl96Qapa-ZoW2W4Y4F%3Ds96-c&amp;w=96&amp;q=75" xlink:type="simple" xlink:show="embed" xlink:actuate="onLoad"/><svg:title>User</svg:title></draw:frame></text:p>
      <text:p text:style-name="P40">ok danke! ausserdem gibt es in der Hauptdatei Variablen und Funktionen die in allen while Schleifen verwendet werden. Wie kann ich Rdundanzen minimieren?</text:p>
      <text:p text:style-name="P31">ChatGPT</text:p>
      <text:p text:style-name="P39">Um Redundanzen in Ihrem Code zu minimieren und sicherzustellen, dass Variablen und Funktionen in allen while-Schleifen verwendet werden können, können Sie Module oder Klassen verwenden. Hier ist eine Möglichkeit, wie Sie dies tun können:</text:p>
      <text:list text:style-name="L10">
        <text:list-item>
          <text:p text:style-name="P33">Erstellen Sie ein separates Modul (Python-Datei), in dem Sie die gemeinsam genutzten Variablen und Funktionen definieren. Dies könnte eine Datei mit dem Namen <text:span text:style-name="Source_20_Text">shared_utils.py</text:span> sein.</text:p>
        </text:list-item>
      </text:list>
      <text:p text:style-name="P24">python</text:p>
      <text:p text:style-name="P25"><text:span text:style-name="Source_20_Text"># shared_utils.py</text:span></text:p>
      <text:p text:style-name="P25"/>
      <text:p text:style-name="P25"><text:span text:style-name="Source_20_Text"># Gemeinsam genutzte Variablen</text:span></text:p>
      <text:p text:style-name="P25"><text:span text:style-name="Source_20_Text">score = 0</text:span></text:p>
      <text:p text:style-name="P25"/>
      <text:p text:style-name="P25"><text:span text:style-name="Source_20_Text"># Gemeinsam genutzte Funktionen</text:span></text:p>
      <text:p text:style-name="P25"><text:span text:style-name="Source_20_Text">def increment_score(points):</text:span></text:p>
      <text:p text:style-name="P25"><text:span text:style-name="Source_20_Text"><text:s text:c="4"/>global score</text:span></text:p>
      <text:p text:style-name="P25"><text:span text:style-name="Source_20_Text"><text:s text:c="4"/>score += points</text:span></text:p>
      <text:p text:style-name="P25"/>
      <text:p text:style-name="P25"><text:span text:style-name="Source_20_Text">def reset_score():</text:span></text:p>
      <text:p text:style-name="P25"><text:span text:style-name="Source_20_Text"><text:s text:c="4"/>global score</text:span></text:p>
      <text:p text:style-name="P24"><text:span text:style-name="Source_20_Text"><text:s text:c="4"/>score = 0</text:span></text:p>
      <text:list text:style-name="L11">
        <text:list-item>
          <text:p text:style-name="P34">Importieren Sie dieses Modul in Ihren anderen Dateien, in denen Sie die Funktionen und Variablen verwenden möchten.</text:p>
        </text:list-item>
      </text:list>
      <text:p text:style-name="P24">python</text:p>
      <text:p text:style-name="P25"><text:span text:style-name="Source_20_Text"># start_menu.py</text:span></text:p>
      <text:p text:style-name="P25"/>
      <text:p text:style-name="P25"><text:span text:style-name="Source_20_Text">from shared_utils import score, increment_score, reset_score</text:span></text:p>
      <text:p text:style-name="P25"/>
      <text:p text:style-name="P25"><text:span text:style-name="Source_20_Text">def start_menu_loop():</text:span></text:p>
      <text:p text:style-name="P25"><text:span text:style-name="Source_20_Text"><text:s text:c="4"/>while start_menu_condition:</text:span></text:p>
      <text:p text:style-name="P25"><text:span text:style-name="Source_20_Text"><text:s text:c="8"/># Startmenü-Logik hier</text:span></text:p>
      <text:p text:style-name="P24"><text:soft-page-break/><text:span text:style-name="Source_20_Text"><text:s text:c="8"/># Verwenden von score, increment_score() und reset_score() nach Bedarf</text:span></text:p>
      <text:p text:style-name="P24">python</text:p>
      <text:p text:style-name="P25"><text:span text:style-name="Source_20_Text"># game_logic.py</text:span></text:p>
      <text:p text:style-name="P25"/>
      <text:p text:style-name="P25"><text:span text:style-name="Source_20_Text">from shared_utils import score, increment_score, reset_score</text:span></text:p>
      <text:p text:style-name="P25"/>
      <text:p text:style-name="P25"><text:span text:style-name="Source_20_Text">def game_loop():</text:span></text:p>
      <text:p text:style-name="P25"><text:span text:style-name="Source_20_Text"><text:s text:c="4"/>while game_condition:</text:span></text:p>
      <text:p text:style-name="P25"><text:span text:style-name="Source_20_Text"><text:s text:c="8"/># Spiel-Logik hier</text:span></text:p>
      <text:p text:style-name="P24"><text:span text:style-name="Source_20_Text"><text:s text:c="8"/># Verwenden von score, increment_score() und reset_score() nach Bedarf</text:span></text:p>
      <text:p text:style-name="P24">python</text:p>
      <text:p text:style-name="P25"><text:span text:style-name="Source_20_Text"># end_screen.py</text:span></text:p>
      <text:p text:style-name="P25"/>
      <text:p text:style-name="P25"><text:span text:style-name="Source_20_Text">from shared_utils import score, increment_score, reset_score</text:span></text:p>
      <text:p text:style-name="P25"/>
      <text:p text:style-name="P25"><text:span text:style-name="Source_20_Text">def end_screen_loop():</text:span></text:p>
      <text:p text:style-name="P25"><text:span text:style-name="Source_20_Text"><text:s text:c="4"/>while end_screen_condition:</text:span></text:p>
      <text:p text:style-name="P25"><text:span text:style-name="Source_20_Text"><text:s text:c="8"/># Endbildschirm-Logik hier</text:span></text:p>
      <text:p text:style-name="P24"><text:span text:style-name="Source_20_Text"><text:s text:c="8"/># Verwenden von score, increment_score() und reset_score() nach Bedarf</text:span></text:p>
      <text:p text:style-name="P39">Auf diese Weise können Sie auf gemeinsam genutzte Variablen und Funktionen in allen Ihren Schleifen zugreifen, ohne Redundanzen zu haben. Wenn Sie eine Änderung an einer gemeinsam genutzten Variable vornehmen, wird sie in allen Dateien aktualisiert, die das Modul <text:span text:style-name="Source_20_Text">shared_utils.py</text:span> importieren. Dadurch wird Ihr Code sauberer und wartbarer.</text:p>
      <text:p text:style-name="P29"/>
      <text:p text:style-name="P29"/>
      <text:p text:style-name="P29"/>
      <text:p text:style-name="P29">ich habe jetzt unterschiedliche Dateien und ein utils Datei. Bisher löse ich ich den Verlauf in unterschiedliche while Schleifen mit den bool Variablen goonStart, gooOptions, goonGame und goonEnd. Wenn eine Variable True ist, soll die entsprechende while Schleife ablaufen. Das erscheint mir jedoch umständlich. Hast du eine bessere Idee?</text:p>
      <text:p text:style-name="P28">ChatGPT</text:p>
      <text:p text:style-name="P39"/>
      <text:h text:style-name="P22" text:outline-level="2"><text:bookmark-start text:name="__RefHeading___Toc11723_2682412793"/>Zustandsmaschine / Zustandsautomaten <text:bookmark-end text:name="__RefHeading___Toc11723_2682412793"/></text:h>
      <text:p text:style-name="P39">Wenn Sie feststellen, dass die Verwendung von verschiedenen bool'schen Variablen und while-Schleifen für den Programmfluss umständlich erscheint, können Sie stattdessen eine Zustandsmaschine oder einen Zustandsautomaten verwenden. Dies ist eine gängige Methode, um den Zustand Ihrer Anwendung zu verwalten und je nach Zustand unterschiedliche Aktionen auszuführen.</text:p>
      <text:p text:style-name="P39">Hier ist, wie Sie dies in Python umsetzen könnten:</text:p>
      <text:list text:style-name="L12">
        <text:list-item>
          <text:p text:style-name="P35"><text:span text:style-name="Strong_20_Emphasis">Zustandsdefinition</text:span>: Definieren Sie Ihre verschiedenen Zustände als Konstanten oder Strings. Zum Beispiel:</text:p>
        </text:list-item>
      </text:list>
      <text:p text:style-name="P24">python</text:p>
      <text:p text:style-name="P25"><text:span text:style-name="Source_20_Text">START_MENU = "start_menu"</text:span></text:p>
      <text:p text:style-name="P25"><text:soft-page-break/><text:span text:style-name="Source_20_Text">OPTIONS = "options"</text:span></text:p>
      <text:p text:style-name="P25"><text:span text:style-name="Source_20_Text">GAME = "game"</text:span></text:p>
      <text:p text:style-name="P24"><text:span text:style-name="Source_20_Text">END_SCREEN = "end_screen"</text:span></text:p>
      <text:list text:style-name="L13">
        <text:list-item>
          <text:p text:style-name="P36"><text:span text:style-name="Strong_20_Emphasis">Startzustand festlegen</text:span>: Legen Sie den Startzustand Ihrer Anwendung fest, z.B.:</text:p>
        </text:list-item>
      </text:list>
      <text:p text:style-name="P24">python</text:p>
      <text:p text:style-name="P24"><text:span text:style-name="Source_20_Text">current_state = START_MENU</text:span></text:p>
      <text:list text:style-name="L14">
        <text:list-item>
          <text:p text:style-name="P37"><text:span text:style-name="Strong_20_Emphasis">Hauptprogrammschleife</text:span>: In Ihrer Hauptschleife können Sie den aktuellen Zustand auswerten und je nach Zustand die entsprechenden Aktionen ausführen:</text:p>
        </text:list-item>
      </text:list>
      <text:p text:style-name="P24">python</text:p>
      <text:p text:style-name="P25"><text:span text:style-name="Source_20_Text">while True: <text:s/># Hauptschleife Ihrer Anwendung</text:span></text:p>
      <text:p text:style-name="P25"><text:span text:style-name="Source_20_Text"><text:s text:c="4"/>if current_state == START_MENU:</text:span></text:p>
      <text:p text:style-name="P25"><text:span text:style-name="Source_20_Text"><text:s text:c="8"/># Führen Sie die Aktionen für das Startmenü aus</text:span></text:p>
      <text:p text:style-name="P25"><text:span text:style-name="Source_20_Text"><text:s text:c="8"/># Zum Beispiel: start_menu_loop()</text:span></text:p>
      <text:p text:style-name="P25"><text:span text:style-name="Source_20_Text"><text:s text:c="4"/>elif current_state == OPTIONS:</text:span></text:p>
      <text:p text:style-name="P25"><text:span text:style-name="Source_20_Text"><text:s text:c="8"/># Führen Sie die Aktionen für die Optionen aus</text:span></text:p>
      <text:p text:style-name="P25"><text:span text:style-name="Source_20_Text"><text:s text:c="8"/># Zum Beispiel: options_loop()</text:span></text:p>
      <text:p text:style-name="P25"><text:span text:style-name="Source_20_Text"><text:s text:c="4"/>elif current_state == GAME:</text:span></text:p>
      <text:p text:style-name="P25"><text:span text:style-name="Source_20_Text"><text:s text:c="8"/># Führen Sie die Aktionen für das Spiel aus</text:span></text:p>
      <text:p text:style-name="P25"><text:span text:style-name="Source_20_Text"><text:s text:c="8"/># Zum Beispiel: game_loop()</text:span></text:p>
      <text:p text:style-name="P25"><text:span text:style-name="Source_20_Text"><text:s text:c="4"/>elif current_state == END_SCREEN:</text:span></text:p>
      <text:p text:style-name="P25"><text:span text:style-name="Source_20_Text"><text:s text:c="8"/># Führen Sie die Aktionen für den Endbildschirm aus</text:span></text:p>
      <text:p text:style-name="P25"><text:span text:style-name="Source_20_Text"><text:s text:c="8"/># Zum Beispiel: end_screen_loop()</text:span></text:p>
      <text:p text:style-name="P25"/>
      <text:p text:style-name="P24"><text:span text:style-name="Source_20_Text"><text:s text:c="4"/># Weitere Logik für Zustandsübergänge hier</text:span></text:p>
      <text:list text:style-name="L15">
        <text:list-item>
          <text:p text:style-name="P38"><text:span text:style-name="Strong_20_Emphasis">Zustandsübergänge</text:span>: Wenn Sie zwischen den Zuständen wechseln müssen, können Sie den <text:span text:style-name="Source_20_Text">current_state</text:span> aktualisieren:</text:p>
        </text:list-item>
      </text:list>
      <text:p text:style-name="P24">python</text:p>
      <text:p text:style-name="P25"><text:span text:style-name="Source_20_Text"># Beispiel für einen Zustandsübergang vom Startmenü zum Spiel</text:span></text:p>
      <text:p text:style-name="P25"><text:span text:style-name="Source_20_Text">if current_state == START_MENU and start_menu_done:</text:span></text:p>
      <text:p text:style-name="P24"><text:span text:style-name="Source_20_Text"><text:s text:c="4"/>current_state = GAME</text:span></text:p>
      <text:p text:style-name="P39">Durch die Verwendung einer Zustandsmaschine wird Ihr Code besser organisiert, und es wird klar, welcher Zustand gerade aktiv ist und welche Aktionen in diesem Zustand ausgeführt werden sollen. Dies kann die Lesbarkeit und Wartbarkeit Ihres Codes verbessern und Ihnen helfen, den Programmfluss effizienter zu steuern.</text:p>
      <text:p text:style-name="P39"/>
      <text:p text:style-name="P39"/>
      <text:p text:style-name="P39"/>
      <text:p text:style-name="P39">Um über die Tasten 1-4 die vier verschiedenen Zustände (current states) aufzurufen, können Sie die <text:span text:style-name="Source_20_Text">input()</text:span>-Funktion verwenden, um Benutzereingaben zu erfassen. Hier ist eine Möglichkeit, wie Sie das in Ihren Code integrieren können:</text:p>
      <text:p text:style-name="P23">python</text:p>
      <text:p text:style-name="Preformatted_20_Text"><text:span text:style-name="Source_20_Text"># In Ihrer Hauptdatei:</text:span></text:p>
      <text:p text:style-name="Preformatted_20_Text"/>
      <text:p text:style-name="Preformatted_20_Text"><text:soft-page-break/><text:span text:style-name="Source_20_Text">import time</text:span></text:p>
      <text:p text:style-name="Preformatted_20_Text"/>
      <text:p text:style-name="Preformatted_20_Text"><text:span text:style-name="Source_20_Text">current_state = START_MENU</text:span></text:p>
      <text:p text:style-name="Preformatted_20_Text"/>
      <text:p text:style-name="Preformatted_20_Text"><text:span text:style-name="Source_20_Text">while True:</text:span></text:p>
      <text:p text:style-name="Preformatted_20_Text"><text:span text:style-name="Source_20_Text"><text:s text:c="4"/>if current_state == START_MENU:</text:span></text:p>
      <text:p text:style-name="Preformatted_20_Text"><text:span text:style-name="Source_20_Text"><text:s text:c="8"/>current_state = start_menu_loop(current_state)</text:span></text:p>
      <text:p text:style-name="Preformatted_20_Text"><text:span text:style-name="Source_20_Text"><text:s text:c="4"/>elif current_state == OPTIONS:</text:span></text:p>
      <text:p text:style-name="Preformatted_20_Text"><text:span text:style-name="Source_20_Text"><text:s text:c="8"/>current_state = options_loop(current_state)</text:span></text:p>
      <text:p text:style-name="Preformatted_20_Text"><text:span text:style-name="Source_20_Text"><text:s text:c="4"/>elif current_state == GAME:</text:span></text:p>
      <text:p text:style-name="Preformatted_20_Text"><text:span text:style-name="Source_20_Text"><text:s text:c="8"/>current_state = game_loop(current_state)</text:span></text:p>
      <text:p text:style-name="Preformatted_20_Text"><text:span text:style-name="Source_20_Text"><text:s text:c="4"/>elif current_state == END_SCREEN:</text:span></text:p>
      <text:p text:style-name="P23"><text:span text:style-name="Source_20_Text"><text:s text:c="8"/>current_state = end_screen_loop(current_state)</text:span></text:p>
      <text:p text:style-name="P23">python</text:p>
      <text:p text:style-name="Preformatted_20_Text"><text:span text:style-name="Source_20_Text"># In start_menu.py</text:span></text:p>
      <text:p text:style-name="Preformatted_20_Text"/>
      <text:p text:style-name="Preformatted_20_Text"><text:span text:style-name="Source_20_Text">def start_menu_loop(current_state):</text:span></text:p>
      <text:p text:style-name="Preformatted_20_Text"><text:span text:style-name="Source_20_Text"><text:s text:c="4"/>start_time = time.time()</text:span></text:p>
      <text:p text:style-name="Preformatted_20_Text"><text:span text:style-name="Source_20_Text"><text:s text:c="4"/>while current_state == START_MENU:</text:span></text:p>
      <text:p text:style-name="Preformatted_20_Text"><text:span text:style-name="Source_20_Text"><text:s text:c="8"/># Startmenü-Logik hier</text:span></text:p>
      <text:p text:style-name="Preformatted_20_Text"><text:span text:style-name="Source_20_Text"><text:s text:c="8"/>print("Press 1 for OPTIONS, 2 for GAME, 3 for END_SCREEN, or 4 to stay in START_MENU")</text:span></text:p>
      <text:p text:style-name="Preformatted_20_Text"><text:span text:style-name="Source_20_Text"><text:s text:c="8"/>user_input = input("Enter your choice: ")</text:span></text:p>
      <text:p text:style-name="Preformatted_20_Text"/>
      <text:p text:style-name="Preformatted_20_Text"><text:span text:style-name="Source_20_Text"><text:s text:c="8"/>if user_input == "1":</text:span></text:p>
      <text:p text:style-name="Preformatted_20_Text"><text:span text:style-name="Source_20_Text"><text:s text:c="12"/>current_state = OPTIONS</text:span></text:p>
      <text:p text:style-name="Preformatted_20_Text"><text:span text:style-name="Source_20_Text"><text:s text:c="8"/>elif user_input == "2":</text:span></text:p>
      <text:p text:style-name="Preformatted_20_Text"><text:span text:style-name="Source_20_Text"><text:s text:c="12"/>current_state = GAME</text:span></text:p>
      <text:p text:style-name="Preformatted_20_Text"><text:span text:style-name="Source_20_Text"><text:s text:c="8"/>elif user_input == "3":</text:span></text:p>
      <text:p text:style-name="Preformatted_20_Text"><text:span text:style-name="Source_20_Text"><text:s text:c="12"/>current_state = END_SCREEN</text:span></text:p>
      <text:p text:style-name="Preformatted_20_Text"><text:span text:style-name="Source_20_Text"><text:s text:c="8"/>elif user_input == "4":</text:span></text:p>
      <text:p text:style-name="Preformatted_20_Text"><text:span text:style-name="Source_20_Text"><text:s text:c="12"/>current_state = START_MENU</text:span></text:p>
      <text:p text:style-name="Preformatted_20_Text"><text:span text:style-name="Source_20_Text"><text:s text:c="8"/>elif time.time() - start_time &gt;= 5.0:</text:span></text:p>
      <text:p text:style-name="Preformatted_20_Text"><text:span text:style-name="Source_20_Text"><text:s text:c="12"/>current_state = GAME</text:span></text:p>
      <text:p text:style-name="P23"><text:span text:style-name="Source_20_Text"><text:s text:c="4"/>return current_state</text:span></text:p>
      <text:p text:style-name="Text_20_body">In diesem Beispiel werden innerhalb der <text:span text:style-name="Source_20_Text">start_menu_loop</text:span>-Funktion Benutzereingaben über die <text:span text:style-name="Source_20_Text">input()</text:span>-Funktion erfasst. Je nach Eingabe (1-4) ändert sich der <text:span text:style-name="Source_20_Text">current_state</text:span> entsprechend. Wenn Sie 1-4 eingeben, wechseln Sie zu den entsprechenden Zuständen (OPTIONS, GAME, END_SCREEN oder START_MENU), andernfalls wird nach 5 Sekunden automatisch in den GAME-Zustand gewechselt (wie im vorherigen Beispiel).</text:p>
      <text:p text:style-name="Text_20_body">Dies ermöglicht es Ihnen, über die Tasten 1-4 zwischen den verschiedenen Zuständen zu wechseln und gleichzeitig einen Timer-Übergang beizubehalten. Bitte beachten Sie, dass Sie die Benutzereingaben entsprechend Ihrer Anforderungen anpassen können.</text:p>
      <text:p text:style-name="P39"/>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7T10:09:55.963000000</meta:creation-date>
    <dc:date>2023-09-15T21:30:36.368000000</dc:date>
    <meta:editing-duration>P8DT12H57M39S</meta:editing-duration>
    <meta:editing-cycles>7</meta:editing-cycles>
    <meta:generator>LibreOffice/7.4.6.2$Windows_X86_64 LibreOffice_project/5b1f5509c2decdade7fda905e3e1429a67acd63d</meta:generator>
    <meta:document-statistic meta:table-count="0" meta:image-count="1" meta:object-count="0" meta:page-count="11" meta:paragraph-count="299" meta:word-count="2384" meta:character-count="17739" meta:non-whitespace-character-count="13499"/>
  </office:meta>
</office:document-meta>
</file>